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56782" officeooo:paragraph-rsid="00056782"/>
    </style:style>
    <style:style style:name="P2" style:family="paragraph" style:parent-style-name="Preformatted_20_Text">
      <style:text-properties officeooo:rsid="00056782" officeooo:paragraph-rsid="00056782"/>
    </style:style>
    <style:style style:name="P3" style:family="paragraph" style:parent-style-name="Standard">
      <style:text-properties fo:font-size="15pt" fo:font-weight="bold" officeooo:rsid="000860e1" officeooo:paragraph-rsid="000860e1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6318e" officeooo:paragraph-rsid="0006318e"/>
    </style:style>
    <style:style style:name="P5" style:family="paragraph" style:parent-style-name="Preformatted_20_Text">
      <style:text-properties fo:font-variant="normal" fo:text-transform="none" fo:color="#000000" loext:opacity="100%" style:font-name="monospace" fo:font-size="9.75pt" fo:letter-spacing="normal" fo:font-style="normal" fo:font-weight="normal" officeooo:rsid="0006318e" officeooo:paragraph-rsid="0006318e"/>
    </style:style>
    <style:style style:name="P6" style:family="paragraph" style:parent-style-name="Standard">
      <style:text-properties officeooo:rsid="00097147" officeooo:paragraph-rsid="00097147"/>
    </style:style>
    <style:style style:name="P7" style:family="paragraph" style:parent-style-name="Standard">
      <style:text-properties officeooo:rsid="00138e3e" officeooo:paragraph-rsid="00138e3e"/>
    </style:style>
    <style:style style:name="P8" style:family="paragraph" style:parent-style-name="Standard">
      <style:text-properties officeooo:rsid="001293ed" officeooo:paragraph-rsid="001293ed"/>
    </style:style>
    <style:style style:name="P9" style:family="paragraph" style:parent-style-name="Standard">
      <style:text-properties officeooo:rsid="000d3ead" officeooo:paragraph-rsid="000d3ead"/>
    </style:style>
    <style:style style:name="P10" style:family="paragraph" style:parent-style-name="Standard">
      <style:text-properties officeooo:rsid="000eac3f" officeooo:paragraph-rsid="000eac3f"/>
    </style:style>
    <style:style style:name="P11" style:family="paragraph" style:parent-style-name="Standard">
      <style:text-properties officeooo:rsid="000ef98c" officeooo:paragraph-rsid="000ef98c"/>
    </style:style>
    <style:style style:name="P12" style:family="paragraph" style:parent-style-name="Standard">
      <style:text-properties officeooo:rsid="0010489d" officeooo:paragraph-rsid="0010489d"/>
    </style:style>
    <style:style style:name="P13" style:family="paragraph" style:parent-style-name="Standard">
      <style:text-properties officeooo:rsid="0010ec56" officeooo:paragraph-rsid="0010ec56"/>
    </style:style>
    <style:style style:name="T1" style:family="text">
      <style:text-properties officeooo:rsid="000a4ca7"/>
    </style:style>
    <style:style style:name="T2" style:family="text">
      <style:text-properties officeooo:rsid="0010e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авление пути в PATH:</text:p>
      <text:p text:style-name="P1"/>
      <text:p text:style-name="P2"><text:bookmark text:name="span-87-157"/><text:span text:style-name="Source_20_Text">export PATH="/Directory1:$PATH"</text:span></text:p>
      <text:p text:style-name="P1"/>
      <text:p text:style-name="P1">Проверяем: <text:s/>echo $PATH</text:p>
      <text:p text:style-name="P1"/>
      <text:p text:style-name="P1"/>
      <text:p text:style-name="P1">-----------------</text:p>
      <text:p text:style-name="P1"/>
      <text:p text:style-name="P3">Desktop Environment</text:p>
      <text:p text:style-name="P1"/>
      <text:p text:style-name="P4">Установка нового окружения <text:span text:style-name="T1">или просмотр установленных</text:span>:</text:p>
      <text:p text:style-name="P4"/>
      <text:p text:style-name="P4">sudo tasksel</text:p>
      <text:p text:style-name="P1"/>
      <text:p text:style-name="P4">Изменение Desktop Environment;</text:p>
      <text:p text:style-name="P4"/>
      <text:p text:style-name="P4">переключение на Gnome:</text:p>
      <text:p text:style-name="P4"/>
      <text:p text:style-name="P4">sudo dpkg-reconfigure gdm3</text:p>
      <text:p text:style-name="P5"/>
      <text:p text:style-name="P4">переключение на KDE-PLASMA:</text:p>
      <text:p text:style-name="P4"/>
      <text:p text:style-name="P4">sudo dpkg-reconfigure sddm</text:p>
      <text:p text:style-name="P4"/>
      <text:p text:style-name="P6">После ввода команды — перегрузить!</text:p>
      <text:p text:style-name="P6"/>
      <text:p text:style-name="P6">------------------------</text:p>
      <text:p text:style-name="P7">Установка yay:</text:p>
      <text:p text:style-name="P4">sudo pacman -S base-devel git</text:p>
      <text:p text:style-name="P4">git clone https://aur.archlinux.org/yay.git</text:p>
      <text:p text:style-name="P4">cd yay</text:p>
      <text:p text:style-name="P4">makepkg -si</text:p>
      <text:p text:style-name="P4"/>
      <text:p text:style-name="P6">------------------------</text:p>
      <text:p text:style-name="P8">Установка bluetooth:</text:p>
      <text:p text:style-name="P8">sudo pacman -S bluez bluez-utils</text:p>
      <text:p text:style-name="P8">sudo systemctl enable bluetooth.service</text:p>
      <text:p text:style-name="P8">sudo systemctl start bluetooth.service</text:p>
      <text:p text:style-name="P8"/>
      <text:p text:style-name="P8">Все, подключаем устройства</text:p>
      <text:p text:style-name="P6">------------------------</text:p>
      <text:p text:style-name="P9">Установка контекстного меню для работы с архивами в Dolphin:</text:p>
      <text:p text:style-name="P9">yay -S ark</text:p>
      <text:p text:style-name="P9"/>
      <text:p text:style-name="P10">Установка контекстногть меню для открытия папки с правами админа:</text:p>
      <text:p text:style-name="P10">yay -S kio-admin</text:p>
      <text:p text:style-name="P10"/>
      <text:p text:style-name="P11">Устанолвка настройки управлением производительностью для различных режимолв:</text:p>
      <text:p text:style-name="P11">yay -S power-profiles-daemon</text:p>
      <text:p text:style-name="P11">sudo systemctl enable power-profiles-daemon</text:p>
      <text:p text:style-name="P11">reboot</text:p>
      <text:p text:style-name="P11"><text:soft-page-break/></text:p>
      <text:p text:style-name="P12">Подключаем Krusader к другому к<text:span text:style-name="T2">омпу</text:span> через ssh:</text:p>
      <text:p text:style-name="P13">ставим kio5-extras – yay -S kio5-extras</text:p>
      <text:p text:style-name="P12">далаем новое соединение - <text:a xlink:type="simple" xlink:href="sftp://alex@192.168.1.5:22/C:/Users/Alex/" text:style-name="Internet_20_link" text:visited-style-name="Visited_20_Internet_20_Link">sftp://alex@192.168.1.5:22/C:/Users/Alex/</text:a></text:p>
      <text:p text:style-name="P12">указываем логтин и пароль – alex 1</text:p>
      <text:p text:style-name="P12"/>
      <text:p text:style-name="P1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Cantarell" style:font-family-asian="Cantarell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0T23:40:51.940000000</meta:creation-date>
    <meta:generator>LibreOffice/25.8.1.1$Linux_X86_64 LibreOffice_project/580$Build-1</meta:generator>
    <dc:date>2025-09-04T15:48:47.714123392</dc:date>
    <meta:editing-duration>PT2H52M41S</meta:editing-duration>
    <meta:editing-cycles>18</meta:editing-cycles>
    <meta:document-statistic meta:table-count="0" meta:image-count="0" meta:object-count="0" meta:page-count="2" meta:paragraph-count="38" meta:word-count="136" meta:character-count="1163" meta:non-whitespace-character-count="1061"/>
  </office:meta>
</office:document-meta>
</file>